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d320" style:font-name="Arial2" fo:font-size="32pt" fo:font-style="normal" fo:text-shadow="1pt 1pt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color="#ffffff" style:font-name="Segoe UI" fo:font-size="32pt" fo:font-style="normal" fo:text-shadow="1pt 1pt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0" style:family="text">
      <style:text-properties fo:color="#ffffff" style:font-name="Segoe UI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Psalmody</text:span></text:p>
            <text:p text:style-name="P1"><text:span text:style-name="T2">Psalm 133:1–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3.257cm" svg:x="1.524cm" svg:y="0.508cm">
          <draw:text-box>
            <text:p text:style-name="P4"><text:span text:style-name="T3">1</text:span><text:span text:style-name="T4">Behold, how good and pleasant it is</text:span></text:p>
            <text:p text:style-name="P5"><text:span text:style-name="T5"><text:s text:c="6"/></text:span><text:span text:style-name="T5">when brothers dwell in u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5.146cm" svg:height="6.263cm" svg:x="1.524cm" svg:y="0.508cm">
          <draw:text-box>
            <text:p text:style-name="P4"><text:span text:style-name="T3">2</text:span><text:span text:style-name="T4">It is like the precious oil on the head,</text:span></text:p>
            <text:p text:style-name="P5"><text:span text:style-name="T6">running down on the beard,</text:span></text:p>
            <text:p text:style-name="P6"><text:span text:style-name="T6"><text:s/></text:span><text:span text:style-name="T6">on the beard of Aaron,</text:span></text:p>
            <text:p text:style-name="P5"><text:span text:style-name="T7"><text:s text:c="6"/></text:span><text:span text:style-name="T7">running down on the collar of his rob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6.263cm" svg:x="1.524cm" svg:y="0.508cm">
          <draw:text-box>
            <text:p text:style-name="P4"><text:span text:style-name="T3">3</text:span><text:span text:style-name="T4">It is like the dew of Hermon,</text:span></text:p>
            <text:p text:style-name="P5"><text:span text:style-name="T6">which falls on the mountains of Zion!</text:span></text:p>
            <text:p text:style-name="P6"><text:span text:style-name="T7"><text:s text:c="7"/></text:span><text:span text:style-name="T7">For there the LORD has commanded the </text:span></text:p>
            <text:p text:style-name="P5"><text:span text:style-name="T7"><text:s text:c="6"/></text:span><text:span text:style-name="T7">Blessing, life for-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5.146cm" svg:height="6.263cm" svg:x="1.524cm" svg:y="0.508cm">
          <draw:text-box>
            <text:p text:style-name="P4"><text:span text:style-name="T8">♫</text:span><text:span text:style-name="T9"> </text:span><text:span text:style-name="T10">Glory be to the Father and to the Son</text:span></text:p>
            <text:p text:style-name="P4"><text:span text:style-name="T10"><text:s text:c="4"/></text:span><text:span text:style-name="T10">and to the Holy Spirit; </text:span></text:p>
            <text:p text:style-name="P4"><text:span text:style-name="T10"><text:s text:c="4"/></text:span><text:span text:style-name="T10">as it was in the beginning, </text:span></text:p>
            <text:p text:style-name="P4"><text:span text:style-name="T10"><text:s text:c="4"/></text:span><text:span text:style-name="T10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21:07.222000000</meta:creation-date>
    <dc:date>2016-05-05T11:18:33.311000000</dc:date>
    <meta:editing-duration>PT2M29S</meta:editing-duration>
    <meta:editing-cycles>2</meta:editing-cycles>
    <meta:generator>LibreOffice/5.1.2.2$Windows_X86_64 LibreOffice_project/d3bf12ecb743fc0d20e0be0c58ca359301eb705f</meta:generator>
    <meta:document-statistic meta:object-count="36"/>
  </office:meta>
</office:document-meta>
</file>